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c307d" officeooo:paragraph-rsid="001c307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officeooo:rsid="001c307d" officeooo:paragraph-rsid="001c307d" style:font-size-asian="14pt" style:font-size-complex="14pt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4pt" officeooo:rsid="001c307d" officeooo:paragraph-rsid="001c307d" style:font-size-asian="14pt" style:font-size-complex="14pt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officeooo:rsid="001c8ea5" officeooo:paragraph-rsid="001c8ea5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c8ea5" officeooo:paragraph-rsid="001c8ea5" style:font-size-asian="14pt" style:font-size-complex="14pt"/>
    </style:style>
    <style:style style:name="P6" style:family="paragraph" style:parent-style-name="Standard" style:list-style-name="L2">
      <style:paragraph-properties fo:text-align="justify" style:justify-single-word="false"/>
      <style:text-properties fo:font-size="14pt" officeooo:rsid="001c8ea5" officeooo:paragraph-rsid="001c8ea5" style:font-size-asian="14pt" style:font-size-complex="14pt"/>
    </style:style>
    <style:style style:name="P7" style:family="paragraph" style:parent-style-name="Standard" style:list-style-name="L2">
      <style:paragraph-properties fo:text-align="justify" style:justify-single-word="false"/>
      <style:text-properties fo:font-size="14pt" officeooo:rsid="001c8ea5" officeooo:paragraph-rsid="00274807" style:font-size-asian="14pt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officeooo:rsid="00222a93" officeooo:paragraph-rsid="00222a93" style:font-size-asian="14pt" style:font-size-complex="14pt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4pt" officeooo:rsid="001d405b" officeooo:paragraph-rsid="001d405b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d405b" officeooo:paragraph-rsid="001d405b" style:font-size-asian="14pt" style:font-size-complex="14pt"/>
    </style:style>
    <style:style style:name="P11" style:family="paragraph" style:parent-style-name="Standard" style:list-style-name="L3">
      <style:paragraph-properties fo:text-align="justify" style:justify-single-word="false"/>
      <style:text-properties fo:font-size="14pt" officeooo:rsid="001d405b" officeooo:paragraph-rsid="001d405b" style:font-size-asian="14pt" style:font-size-complex="14pt"/>
    </style:style>
    <style:style style:name="P12" style:family="paragraph" style:parent-style-name="Standard" style:list-style-name="L2">
      <style:paragraph-properties fo:text-align="justify" style:justify-single-word="false"/>
      <style:text-properties fo:font-size="14pt" officeooo:rsid="002422bb" officeooo:paragraph-rsid="002422bb" style:font-size-asian="14pt" style:font-size-complex="14pt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4pt" officeooo:rsid="00240ebb" officeooo:paragraph-rsid="00240ebb" style:font-size-asian="14pt" style:font-size-complex="14pt"/>
    </style:style>
    <style:style style:name="P14" style:family="paragraph" style:parent-style-name="Standard" style:list-style-name="L3">
      <style:paragraph-properties fo:text-align="justify" style:justify-single-word="false"/>
      <style:text-properties fo:font-size="14pt" officeooo:rsid="001e6df2" officeooo:paragraph-rsid="001e6df2" style:font-size-asian="14pt" style:font-size-complex="14pt"/>
    </style:style>
    <style:style style:name="P15" style:family="paragraph" style:parent-style-name="Standard" style:list-style-name="L3">
      <style:paragraph-properties fo:text-align="justify" style:justify-single-word="false"/>
      <style:text-properties fo:font-size="14pt" officeooo:rsid="001e6df2" officeooo:paragraph-rsid="001fb93f" style:font-size-asian="14pt" style:font-size-complex="14pt"/>
    </style:style>
    <style:style style:name="P16" style:family="paragraph" style:parent-style-name="Standard" style:list-style-name="L3">
      <style:paragraph-properties fo:text-align="justify" style:justify-single-word="false"/>
      <style:text-properties fo:font-size="14pt" officeooo:rsid="0020ea06" officeooo:paragraph-rsid="0020ea06" style:font-size-asian="14pt" style:font-size-complex="14pt"/>
    </style:style>
    <style:style style:name="P17" style:family="paragraph" style:parent-style-name="Standard" style:list-style-name="L3">
      <style:paragraph-properties fo:text-align="justify" style:justify-single-word="false"/>
      <style:text-properties fo:font-size="14pt" officeooo:paragraph-rsid="001fb93f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5pt" fo:font-weight="bold" officeooo:rsid="001c8ea5" officeooo:paragraph-rsid="001c8ea5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fo:font-weight="bold" officeooo:rsid="001c8ea5" officeooo:paragraph-rsid="001c8ea5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5pt" style:text-underline-style="solid" style:text-underline-width="auto" style:text-underline-color="font-color" officeooo:rsid="001d405b" officeooo:paragraph-rsid="00274807" style:font-size-asian="15pt" style:font-size-complex="15pt"/>
    </style:style>
    <style:style style:name="P21" style:family="paragraph" style:parent-style-name="Standard">
      <style:paragraph-properties fo:text-align="justify" style:justify-single-word="false"/>
      <style:text-properties fo:font-size="15pt" officeooo:rsid="001d405b" officeooo:paragraph-rsid="00274807" style:font-size-asian="15pt" style:font-size-complex="15pt"/>
    </style:style>
    <style:style style:name="T1" style:family="text">
      <style:text-properties officeooo:rsid="001c8ea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74807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298450"/>
    </style:style>
    <style:style style:name="T6" style:family="text">
      <style:text-properties officeooo:rsid="002a80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E</text:p>
      <text:p text:style-name="P2"/>
      <text:list xml:id="list466820253" text:style-name="L1">
        <text:list-item>
          <text:p text:style-name="P3">Every item in the tree is a <text:span text:style-name="T2">node</text:span>.</text:p>
        </text:list-item>
        <text:list-item>
          <text:p text:style-name="P3">The node at the top of the tree is calles as <text:span text:style-name="T2">root</text:span> node.</text:p>
        </text:list-item>
        <text:list-item>
          <text:p text:style-name="P3">Every non-root node has only one parent.</text:p>
        </text:list-item>
        <text:list-item>
          <text:p text:style-name="P3"><text:span text:style-name="T2">Leaf nodes</text:span> are those nodes which do not have any children.</text:p>
        </text:list-item>
        <text:list-item>
          <text:p text:style-name="P3">An <text:span text:style-name="T2">Edge</text:span> refers to the branch connecting the two nodes together.</text:p>
        </text:list-item>
        <text:list-item>
          <text:p text:style-name="P3">A tree that has only one node, that is the root node is called as a <text:span text:style-name="T2">Singleton Tree</text:span>.</text:p>
        </text:list-item>
        <text:list-item>
          <text:p text:style-name="P3">For a given node N, <text:span text:style-name="T2">Descendant</text:span> nodes are those nodes which can be reached while moving in the downward direction from that node N.</text:p>
        </text:list-item>
        <text:list-item>
          <text:p text:style-name="P4">For a given node N, <text:span text:style-name="T2">Ancestor</text:span> nodes are those nodes which are on the path from the root to that node, except N.</text:p>
        </text:list-item>
        <text:list-item>
          <text:p text:style-name="P3">A path refers to the sequence of nodes required to move from one node to another. <text:span text:style-name="T1">A path can never go through the same node twice and hence, a path can never have any cycles.</text:span></text:p>
        </text:list-item>
        <text:list-item>
          <text:p text:style-name="P3">A <text:span text:style-name="T2">sub tree</text:span> is referred to any node along with all of its descendants.</text:p>
        </text:list-item>
        <text:list-item>
          <text:p text:style-name="P4"><text:span text:style-name="T2">Depth</text:span> of a node is the number of edges from the node to the root. So, the depth of root will always be zero. </text:p>
        </text:list-item>
        <text:list-item>
          <text:p text:style-name="P4">The <text:span text:style-name="T2">height</text:span> of a node is the longest path from the node to a leaf. So, the leaf nodes will always have a height of zero. The height of a tree is the longest path from the root to the leaf.</text:p>
        </text:list-item>
        <text:list-item>
          <text:p text:style-name="P4"><text:span text:style-name="T2">Level</text:span> of a node refers to all the nodes that are at the same depth, <text:span text:style-name="T3">counting from the root node where level of root node is 0</text:span>.</text:p>
        </text:list-item>
        <text:list-item>
          <text:p text:style-name="P8">A general tree can also be called as N-ary tree.</text:p>
        </text:list-item>
      </text:list>
      <text:p text:style-name="P5"/>
      <text:p text:style-name="P19"/>
      <text:p text:style-name="P19">Binary Tree</text:p>
      <text:p text:style-name="P18"/>
      <text:list xml:id="list1199873543" text:style-name="L2">
        <text:list-item>
          <text:p text:style-name="P6">A Binary Tree is a tree that has 0, 1, or 2 children.</text:p>
        </text:list-item>
        <text:list-item>
          <text:p text:style-name="P6">Children are referred to as the left child and right child.</text:p>
        </text:list-item>
        <text:list-item>
          <text:p text:style-name="P6">A Binary Tree is a <text:span text:style-name="T2">Complete Binary Tree</text:span> if every <text:span text:style-name="T5">node</text:span>, except <text:span text:style-name="T5">at </text:span>the last level has two children and at the last level, all the nodes are as left as possible.</text:p>
        </text:list-item>
        <text:list-item>
          <text:p text:style-name="P9">A <text:span text:style-name="T2">Full Binary Tree</text:span> is also a Complete Binary Tree where every node, except the leaf node has to have two children.</text:p>
        </text:list-item>
        <text:list-item>
          <text:p text:style-name="P12">The <text:span text:style-name="T2">size</text:span> of the binary tree refers to the total number of nodes present in the tree.</text:p>
        </text:list-item>
        <text:list-item>
          <text:p text:style-name="P13">Maximum number of nodes at any nth level of a binary tree is 2^n.</text:p>
        </text:list-item>
        <text:list-item>
          <text:p text:style-name="P13">The maximum number of nodes in a tree having height h is 2^<text:span text:style-name="T6">(</text:span>h<text:span text:style-name="T6">+1)</text:span>-1.</text:p>
        </text:list-item>
        <text:list-item>
          <text:p text:style-name="P7">But, in practice, we generally use binary search tree.</text:p>
        </text:list-item>
      </text:list>
      <text:p text:style-name="P10"/>
      <text:p text:style-name="P21"><text:span text:style-name="T2"/></text:p>
      <text:p text:style-name="P21"><text:span text:style-name="T2"/></text:p>
      <text:p text:style-name="P20"><text:soft-page-break/><text:span text:style-name="T2">Binary Search Tree</text:span></text:p>
      <text:p text:style-name="P21"><text:span text:style-name="T4"/></text:p>
      <text:p text:style-name="P21"><text:span text:style-name="T4">Binary Search Trees are those trees where the left child will always have a value lesser than the parent node and the right child will always have a value greater than the parent node.</text:span></text:p>
      <text:list xml:id="list926434802" text:style-name="L3">
        <text:list-item>
          <text:p text:style-name="P11">Binary Search Trees (BSTs) are popular as insertion, deletion and retrieval operations can be performed in O(logn) time.</text:p>
        </text:list-item>
        <text:list-item>
          <text:p text:style-name="P11">It is really easy to perform binary search on a BST.</text:p>
        </text:list-item>
        <text:list-item>
          <text:p text:style-name="P11">It is also really easy to find minimum and maximum values in a BST.</text:p>
        </text:list-item>
        <text:list-item>
          <text:p text:style-name="P14">For already sorted input, if we construct a BST, we will see a left skewed or right skewed BST, and performing operations on such a tree will take O(n) time.</text:p>
        </text:list-item>
        <text:list-item>
          <text:p text:style-name="P14">Traversal of BST: The traversal of the BST can be done in 4 ways – Level Order Traversal, Pre-order Traversal, In-order Traversal and Post-order Traversal.</text:p>
        </text:list-item>
        <text:list-item>
          <text:p text:style-name="P15">Level Order Traversal – Visit nodes on each level from left to right.</text:p>
        </text:list-item>
        <text:list-item>
          <text:p text:style-name="P15">Pre-order Traversal – Visit Root, Left and Right.</text:p>
        </text:list-item>
        <text:list-item>
          <text:p text:style-name="P15">In-order Traversal <text:s/>- Visit Left, Root and Right. (retrieves sorted data)</text:p>
        </text:list-item>
        <text:list-item>
          <text:p text:style-name="P15">Post-order Traversal – Visit Left, Right and Root.</text:p>
        </text:list-item>
        <text:list-item>
          <text:p text:style-name="P16">Deletion in BST for a given node N to be deleted, can have any of the three possible cases – Node N is a leaf node, Node N has one child or Node N has two children.</text:p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4T17:06:25.805083207</meta:creation-date>
    <dc:date>2022-04-24T23:10:59.968121043</dc:date>
    <meta:editing-duration>PT2H1M11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639" meta:character-count="3182" meta:non-whitespace-character-count="2604"/>
  </office:meta>
</office:document-meta>
</file>